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fo:font-weight="normal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4">
      <style:paragraph-properties fo:text-align="start" style:justify-single-word="false"/>
    </style:style>
    <style:style style:name="P14" style:family="paragraph" style:parent-style-name="Standard" style:list-style-name="L5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Standard" style:list-style-name="L5">
      <style:paragraph-properties fo:text-align="start" style:justify-single-word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0.1043in" fo:height="0.1043in">
          <style:list-level-label-alignment text:label-followed-by="listtab" text:list-tab-stop-position="1in" fo:text-indent="-0.25in" fo:margin-left="1in"/>
        </style:list-level-properties>
      </text:list-level-style-image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хема роботи сервісу</text:p>
      <text:p text:style-name="P1">Начепити малюнок з поясненнями</text:p>
      <text:p text:style-name="P1"/>
      <text:p text:style-name="P2">Програмні модулі</text:p>
      <text:p text:style-name="P2"/>
      <text:p text:style-name="P3">C++ <text:span text:style-name="T5">(ядро)</text:span></text:p>
      <text:p text:style-name="P4"/>
      <text:list xml:id="list1882866020" text:style-name="L4">
        <text:list-item>
          <text:p text:style-name="P13"><text:span text:style-name="T8">Source Data Conversion.</text:span></text:p>
          <text:list>
            <text:list-item>
              <text:p text:style-name="P13"><text:span text:style-name="T9">Опис:</text:span><text:span text:style-name="T10"> Перетворення сировинних данних супутника та надає можливість їх збереження.</text:span></text:p>
            </text:list-item>
            <text:list-item>
              <text:p text:style-name="P13"><text:span text:style-name="T9">Мета</text:span><text:span text:style-name="T8">: </text:span><text:span text:style-name="T10">Забезпечення інструментарію написання парсерів та конверторів данних для нових космічних проектів.</text:span></text:p>
            </text:list-item>
          </text:list>
          <text:p text:style-name="P9"/>
        </text:list-item>
        <text:list-item>
          <text:p text:style-name="P5">Satellite Data Access</text:p>
          <text:list>
            <text:list-item>
              <text:p text:style-name="P5"><text:span text:style-name="T2">Опис:</text:span><text:span text:style-name="T1"> Отримання та фільтрування данних з супутникових проектів.</text:span></text:p>
            </text:list-item>
            <text:list-item>
              <text:p text:style-name="P5"><text:span text:style-name="T2">Мета:</text:span><text:span text:style-name="T1"> Забезпечення простого інтерфейсу доступу до данних супутникових проектів.</text:span></text:p>
            </text:list-item>
          </text:list>
        </text:list-item>
      </text:list>
      <text:p text:style-name="P8"><text:span text:style-name="T4"/></text:p>
      <text:list xml:id="list1147576158" text:continue-numbering="true" text:style-name="L4">
        <text:list-header>
          <text:p text:style-name="P9"><text:span text:style-name="T4"/></text:p>
        </text:list-header>
        <text:list-item>
          <text:p text:style-name="P5">Data Analyze</text:p>
          <text:list>
            <text:list-item>
              <text:p text:style-name="P5"><text:span text:style-name="T2">Опис:</text:span><text:span text:style-name="T1"> Пакет математичних функцій та перетворень над масивами супутникових вимірів.</text:span></text:p>
            </text:list-item>
            <text:list-item>
              <text:p text:style-name="P5"><text:span text:style-name="T2">Мета:</text:span><text:span text:style-name="T1"> Забезпечення аналізу, відображення та візуалізації данних.</text:span></text:p>
            </text:list-item>
          </text:list>
        </text:list-item>
      </text:list>
      <text:p text:style-name="P8"/>
      <text:p text:style-name="P12">Python <text:span text:style-name="T6">(обгортка)</text:span></text:p>
      <text:p text:style-name="P12"><text:span text:style-name="T6"/></text:p>
      <text:list xml:id="list1179427401" text:style-name="L5">
        <text:list-item>
          <text:p text:style-name="P14"><text:span text:style-name="T12">Source Data Conversion</text:span></text:p>
          <text:list>
            <text:list-item>
              <text:p text:style-name="P14"><text:span text:style-name="T9">Опис:</text:span><text:span text:style-name="T11"> Перетворення та збереження сирцевих данних супутникових проектів.</text:span></text:p>
            </text:list-item>
            <text:list-item>
              <text:p text:style-name="P14"><text:span text:style-name="T9">Мета:</text:span><text:span text:style-name="T11"> Забезпечення перетворення та збереження данних супутникових проектів. Обмеження конкретного парсеру збереженням данних саме цього супутникового проекту.</text:span></text:p>
            </text:list-item>
          </text:list>
          <text:p text:style-name="P15"><text:span text:style-name="T12"/></text:p>
        </text:list-item>
        <text:list-item>
          <text:p text:style-name="P14"><text:span text:style-name="T12">Satellite Data Access</text:span></text:p>
          <text:list>
            <text:list-item>
              <text:p text:style-name="P14"><text:span text:style-name="T9">Опис:</text:span><text:span text:style-name="T11"> Доступ до данних супутникових проектів з обмеженням лише на читання.</text:span></text:p>
            </text:list-item>
            <text:list-item>
              <text:p text:style-name="P14"><text:span text:style-name="T9">Мета:</text:span><text:span text:style-name="T11"> Надання зручного доступу та фільтрації данних без можливості зміни їх джерела.</text:span></text:p>
            </text:list-item>
          </text:list>
          <text:p text:style-name="P14"><text:span text:style-name="T11"/></text:p>
        </text:list-item>
        <text:list-item>
          <text:p text:style-name="P14"><text:span text:style-name="T12">Data <text:s/>Analyze</text:span></text:p>
          <text:list>
            <text:list-item>
              <text:p text:style-name="P14"><text:span text:style-name="T9">Опис:</text:span><text:span text:style-name="T11"> Обгортка С++ модулю аналізу данних, що забезпечує гручний і зрозумілий потік данних крізь аналізатори.</text:span></text:p>
            </text:list-item>
            <text:list-item>
              <text:p text:style-name="P14"><text:span text:style-name="T9">Мета:</text:span><text:span text:style-name="T11"> Побудова зручного API для аналізу данних та генерації простих скриптів у графічному режимі.</text:span></text:p>
            </text:list-item>
            <text:list-item>
              <text:p text:style-name="P14">Нагальні задачі: </text:p>
              <text:list>
                <text:list-item>
                  <text:p text:style-name="P10">Зручна модель представлення данних.</text:p>
                </text:list-item>
                <text:list-item>
                  <text:p text:style-name="P10"><text:span text:style-name="T7">Застосування Method Chaining або Fluent Interface, як моделі оперування данними.</text:span></text:p>
                </text:list-item>
              </text:list>
              <text:p text:style-name="P10"><text:span text:style-name="T7"/></text:p>
            </text:list-item>
          </text:list>
        </text:list-item>
        <text:list-item>
          <text:p text:style-name="P6"><text:span text:style-name="T7">Web-GUI (administrative)</text:span></text:p>
          <text:list>
            <text:list-item>
              <text:p text:style-name="P6"><text:span text:style-name="T2">Опис:</text:span><text:span text:style-name="T3"> Частина користувацького інтерфейсу, що забезпечує керування користувацькими данними, супутниковими проектами, процесом постачання та аналізу данних.</text:span></text:p>
            </text:list-item>
            <text:list-item>
              <text:p text:style-name="P6"><text:span text:style-name="T2">Мета:</text:span><text:span text:style-name="T3"> Сворення керівного модулю.</text:span></text:p>
            </text:list-item>
            <text:list-item>
              <text:p text:style-name="P7"><text:span text:style-name="T1">Функції керування:</text:span></text:p>
              <text:list>
                <text:list-item>
                  <text:p text:style-name="P7"><text:span text:style-name="T3">Користувацькими данними/запитами</text:span></text:p>
                </text:list-item>
                <text:list-item>
                  <text:p text:style-name="P7"><text:span text:style-name="T3">Супутниковими проектами</text:span></text:p>
                </text:list-item>
                <text:list-item>
                  <text:p text:style-name="P7"><text:span text:style-name="T3">Процесом обробки супутникових проектів</text:span></text:p>
                  <text:p text:style-name="P7"><text:span text:style-name="T3"/></text:p>
                </text:list-item>
              </text:list>
            </text:list-item>
          </text:list>
        </text:list-item>
        <text:list-item>
          <text:p text:style-name="P7"><text:span text:style-name="T7">Web-GUI (user workspace)</text:span></text:p>
          <text:list>
            <text:list-item>
              <text:p text:style-name="P11">Опис:<text:span text:style-name="T7"> Частина користувацького інтерфейсу, що представляє доступ до статичної інформації </text:span><text:soft-page-break/><text:span text:style-name="T7">про проект та до робочого(дослідницького) простору.</text:span></text:p>
            </text:list-item>
            <text:list-item>
              <text:p text:style-name="P11">Мета:<text:span text:style-name="T7"> Забезпечення доступу до матеріалів проекту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atolii Koval</meta:initial-creator>
    <meta:creation-date>2011-11-01T18:01:31</meta:creation-date>
    <dc:date>2011-11-01T19:28:27</dc:date>
    <dc:creator>Anatolii Koval</dc:creator>
    <meta:editing-duration>PT1H8M45S</meta:editing-duration>
    <meta:editing-cycles>19</meta:editing-cycles>
    <meta:generator>LibreOffice/3.3$Linux LibreOffice_project/330m19$Build-301</meta:generator>
    <meta:document-statistic meta:table-count="0" meta:image-count="0" meta:object-count="0" meta:page-count="2" meta:paragraph-count="36" meta:word-count="266" meta:character-count="1996"/>
  </office:meta>
</office:document-meta>
</file>